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isc" style:family="table">
      <style:table-properties style:width="6.9215in" table:align="left"/>
    </style:style>
    <style:style style:name="Misc.A" style:family="table-column">
      <style:table-column-properties style:column-width="0.9889in"/>
    </style:style>
    <style:style style:name="Misc.B" style:family="table-column">
      <style:table-column-properties style:column-width="1.0021in"/>
    </style:style>
    <style:style style:name="Misc.C" style:family="table-column">
      <style:table-column-properties style:column-width="1.5042in"/>
    </style:style>
    <style:style style:name="Misc.D" style:family="table-column">
      <style:table-column-properties style:column-width="1.0035in"/>
    </style:style>
    <style:style style:name="Misc.E" style:family="table-column">
      <style:table-column-properties style:column-width="0.9951in"/>
    </style:style>
    <style:style style:name="Misc.G" style:family="table-column">
      <style:table-column-properties style:column-width="0.4326in"/>
    </style:style>
    <style:style style:name="Misc.A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Misc.G1" style:family="table-cell">
      <style:table-cell-properties fo:background-color="#000080" fo:padding="0.0382in" fo:border="0.0007in solid #000000">
        <style:background-image/>
      </style:table-cell-properties>
    </style:style>
    <style:style style:name="Misc.A2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Misc.B2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Misc.G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Misc.9" style:family="table-row">
      <style:table-row-properties style:min-row-height="1.6319in"/>
    </style:style>
    <style:style style:name="Misc.B17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color="#000000" style:text-outline="false" style:text-line-through-style="none" style:font-name="Liberation Serif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paragraph-properties fo:text-align="center" style:justify-single-word="false"/>
      <style:text-properties fo:font-variant="normal" fo:text-transform="none" fo:color="#000000" style:text-outline="false" style:text-line-through-style="none" style:font-name="Liberation Serif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Preformatted_20_Text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font-variant="normal" fo:text-transform="none" fo:color="#000000" style:text-outline="false" style:text-line-through-style="none" style:font-name="Liberation Serif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Preformatted_20_Text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font-variant="normal" fo:text-transform="none" fo:color="#000000" style:text-outline="false" style:text-line-through-style="none" style:font-name="Liberation Serif" fo:font-size="6pt" fo:letter-spacing="normal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Misc" table:style-name="Misc">
        <table:table-column table:style-name="Misc.A"/>
        <table:table-column table:style-name="Misc.B"/>
        <table:table-column table:style-name="Misc.C"/>
        <table:table-column table:style-name="Misc.D"/>
        <table:table-column table:style-name="Misc.E" table:number-columns-repeated="2"/>
        <table:table-column table:style-name="Misc.G"/>
        <table:table-row>
          <table:table-cell table:style-name="Misc.A1" office:value-type="string">
            <text:p text:style-name="P1"/>
          </table:table-cell>
          <table:table-cell table:style-name="Misc.A1" office:value-type="string">
            <text:p text:style-name="P1">C</text:p>
          </table:table-cell>
          <table:table-cell table:style-name="Misc.A1" office:value-type="string">
            <text:p text:style-name="P1">CPP</text:p>
          </table:table-cell>
          <table:table-cell table:style-name="Misc.A1" office:value-type="string">
            <text:p text:style-name="P1">HASK</text:p>
          </table:table-cell>
          <table:table-cell table:style-name="Misc.A1" office:value-type="string">
            <text:p text:style-name="P1">JAVA</text:p>
          </table:table-cell>
          <table:table-cell table:style-name="Misc.A1" office:value-type="string">
            <text:p text:style-name="P1">PYTH</text:p>
          </table:table-cell>
          <table:table-cell table:style-name="Misc.G1" office:value-type="string">
            <text:p text:style-name="P1"/>
          </table:table-cell>
        </table:table-row>
        <table:table-row>
          <table:table-cell table:style-name="Misc.A2" office:value-type="string">
            <text:p text:style-name="P1">binary-trees</text:p>
          </table:table-cell>
          <table:table-cell table:style-name="Misc.B2" office:value-type="string">
            <text:p text:style-name="P2"><text:s/><text:tab/><text:tab/><text:tab/>/usr/bin/gcc -pipe -Wall -O3 -fomit-frame-pointer -march=native -pthread -falign-labels=8 -Os -fopenmp -mfpmath=sse -msse2 -std=c99 $j -lm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NO FILE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binary-trees-redux</text:p>
          </table:table-cell>
          <table:table-cell table:style-name="Misc.B2" office:value-type="string">
            <text:p text:style-name="P2">NO FILE</text:p>
          </table:table-cell>
          <table:table-cell table:style-name="Misc.B2" office:value-type="string">
            <text:p text:style-name="P2">NO FILE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NO FILE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chameneos-redux</text:p>
          </table:table-cell>
          <table:table-cell table:style-name="Misc.B2" office:value-type="string">
            <text:p text:style-name="P2">/usr/bin/gcc -pipe -Wall -O3 -fomit-frame-pointer -march=native -pthread -falign-labels=8 $j</text:p>
          </table:table-cell>
          <table:table-cell table:style-name="Misc.B2" office:value-type="string">
            <text:p text:style-name="P2">NO FILE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DONE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fannkuch-redux</text:p>
          </table:table-cell>
          <table:table-cell table:style-name="Misc.B2" office:value-type="string">
            <text:p text:style-name="P3">/usr/bin/gcc -pipe -Wall -O3 -fomit-frame-pointer -march=native -pthread -falign-labels=8 fannkuchredux.gcc-2.c -o fannkuchredux.gcc-2.gcc_run</text:p>
            <text:p text:style-name="P4"/>
            <text:p text:style-name="P2">/usr/bin/gcc -pipe -Wall -O3 -fomit-frame-pointer -march=native -pthread <text:soft-page-break/>-falign-labels=8 fannkuchredux.c -o fannkuchredux.gcc_run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3">ghc --make -O2 -XBangPatterns -threaded fannkuchredux.ghc-3.hs -o fannkuchredux.ghc-4.ghc_run</text:p>
            <text:p text:style-name="P4"/>
            <text:p text:style-name="P2"/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>NORMAL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fasta</text:p>
          </table:table-cell>
          <table:table-cell table:style-name="Misc.B2" office:value-type="string">
            <text:p text:style-name="P2">/usr/bin/gcc -pipe -Wall -O3 -fomit-frame-pointer -march=native -pthread -falign-labels=8 $j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>ERROR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fasta-redux</text:p>
          </table:table-cell>
          <table:table-cell table:style-name="Misc.B2" office:value-type="string">
            <text:p text:style-name="P2">/usr/bin/gcc -pipe -Wall -O3 -fomit-frame-pointer -march=native -std=c99 -mfpmath=sse -msse3 fastaredux.c -o fastaredux_run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NO FILE</text:p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>ERROR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k-nucleotide</text:p>
          </table:table-cell>
          <table:table-cell table:style-name="Misc.B2" office:value-type="string">
            <text:p text:style-name="P2">/usr/bin/gcc -pipe -Wall -O3 -fomit-frame-pointer -march=native -pthread -falign-labels=8 $j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>DONE</text:p>
          </table:table-cell>
          <table:table-cell table:style-name="Misc.G2" office:value-type="string">
            <text:p text:style-name="P2"/>
          </table:table-cell>
        </table:table-row>
        <table:table-row table:style-name="Misc.9">
          <table:table-cell table:style-name="Misc.A2" office:value-type="string">
            <text:p text:style-name="P1">mandelbrot</text:p>
          </table:table-cell>
          <table:table-cell table:style-name="Misc.B2" office:value-type="string">
            <text:p text:style-name="P2">/usr/bin/gcc -pipe -Wall -O3 -fomit-frame-pointer -march=native -pthread -falign-labels=8 $j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>ERROR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meteor-contest</text:p>
          </table:table-cell>
          <table:table-cell table:style-name="Misc.B2" office:value-type="string">
            <text:p text:style-name="P2">/usr/bin/gcc -pipe -Wall -O3 -fomit-frame-pointer <text:soft-page-break/>-march=native -pthread -falign-labels=8 $j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>ERROR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n-body</text:p>
          </table:table-cell>
          <table:table-cell table:style-name="Misc.B2" office:value-type="string">
            <text:p text:style-name="P3">/usr/bin/gcc -pipe -Wall -O3 -fomit-frame-pointer -march=native -mfpmath=sse -msse3 nbody.c -o nbody.gcc_run -lm</text:p>
            <text:p text:style-name="P4"/>
            <text:p text:style-name="P5">/usr/bin/gcc -pipe -Wall -O3 -fomit-frame-pointer -march=native -mfpmath=sse -msse3 nbody.gcc-5.c -o nbody.gcc-5.gcc_run -lm</text:p>
            <text:p text:style-name="P2"/>
          </table:table-cell>
          <table:table-cell table:style-name="Misc.B2" office:value-type="string">
            <text:p text:style-name="P6">/usr/bin/g++ -c -pipe -O3 -fomit-frame-pointer -march=native -mfpmath=sse -msse3 --std=c++0x nbody.gpp-5.cpp -o nbody.gpp-5.cpp.o &amp;&amp; /usr/bin/g++ nbody.gpp-5.cpp.o -o nbody.gpp-5.gpp_run</text:p>
            <text:p text:style-name="P7"/>
            <text:p text:style-name="P2">/usr/bin/g++ -c -pipe -O3 -fomit-frame-pointer -march=native -mfpmath=sse -msse3 --std=c++0x nbody.gpp-4.cpp -o nbody.gpp-4.cpp.o &amp;&amp; /usr/bin/g++ nbody.gpp-4.cpp.o -o nbody.gpp-4.gpp_run</text:p>
          </table:table-cell>
          <table:table-cell table:style-name="Misc.B2" office:value-type="string">
            <text:p text:style-name="P2">ghc --make -O2 -XBangPatterns -fexcess-precision nbody.hs -o nbody.ghc_run</text:p>
          </table:table-cell>
          <table:table-cell table:style-name="Misc.B2" office:value-type="string">
            <text:p text:style-name="P2">javac nbody.java</text:p>
          </table:table-cell>
          <table:table-cell table:style-name="Misc.B2" office:value-type="string">
            <text:p text:style-name="P2">python nbody.py 50000</text:p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pidigits</text:p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/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regex-dna</text:p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/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/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reverse-complinent</text:p>
          </table:table-cell>
          <table:table-cell table:style-name="Misc.B2" office:value-type="string">
            <text:p text:style-name="P2">/usr/bin/gcc -pipe -Wall -O3 -fomit-frame-pointer -march=native -pthread -falign-labels=8 $j</text:p>
          </table:table-cell>
          <table:table-cell table:style-name="Misc.B2" office:value-type="string">
            <text:p text:style-name="P2">DONE</text:p>
          </table:table-cell>
          <table:table-cell table:style-name="Misc.B2" office:value-type="string">
            <text:p text:style-name="P2">ghc --make -O2 -XBangPatterns -threaded -funfolding-use-threshold=32 -XMagicHash -XUnboxedTuples revcomp.ghc-2.hs -o revcomp.ghc-2.ghc_run</text:p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/>
          </table:table-cell>
          <table:table-cell table:style-name="Misc.G2" office:value-type="string">
            <text:p text:style-name="P2"/>
          </table:table-cell>
        </table:table-row>
        <text:soft-page-break/>
        <table:table-row>
          <table:table-cell table:style-name="Misc.A2" office:value-type="string">
            <text:p text:style-name="P1">spectral-norm</text:p>
          </table:table-cell>
          <table:table-cell table:style-name="Misc.B2" office:value-type="string">
            <text:p text:style-name="P2">/usr/bin/gcc -pipe -Wall -O3 -fomit-frame-pointer -march=native -Os -fopenmp -mfpmath=sse -msse2 $j -lm</text:p>
          </table:table-cell>
          <table:table-cell table:style-name="Misc.B2" office:value-type="string">
            <text:p text:style-name="P2">/usr/bin/g++ -c -pipe -O3 -fomit-frame-pointer -march=native -mfpmath=sse -msse2 -fopenmp -O0 spectralnorm.gpp-8.cpp -o spectralnorm.gpp-8.cpp.o &amp;&amp; /usr/bin/g++ spectralnorm.gpp-8.cpp.o -o spectralnorm.cpp-8.gpp_run -fopenmp</text:p>
          </table:table-cell>
          <table:table-cell table:style-name="Misc.B2" office:value-type="string">
            <text:p text:style-name="P2">ghc --make -O2 -XBangPatterns -threaded -XMagicHash -fexcess-precision spectralnorm.ghc-4.hs -o spectralnorm.ghc-4.ghc_run</text:p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/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>thread-ring</text:p>
          </table:table-cell>
          <table:table-cell table:style-name="Misc.B2" office:value-type="string">
            <text:p text:style-name="P2">/usr/bin/gcc -pipe -Wall -O3 -fomit-frame-pointer -march=native -pthread -falign-labels=8 $j</text:p>
          </table:table-cell>
          <table:table-cell table:style-name="Misc.B2" office:value-type="string">
            <text:p text:style-name="P3">/usr/bin/g++ -c -pipe -O3 -fomit-frame-pointer -march=native threadring.gpp-2.cpp -o threadring.gpp-2.cpp.o &amp;&amp; /usr/bin/g++ threadring.gpp-2.cpp.o -o threadring.gpp-2.gpp_run -lpthread</text:p>
            <text:p text:style-name="P4"/>
            <text:p text:style-name="P2"/>
          </table:table-cell>
          <table:table-cell table:style-name="Misc.B2" office:value-type="string">
            <text:p text:style-name="P2">ghc --make -O2 -XBangPatterns -threaded threadring.hs -o threadring.ghc_run</text:p>
          </table:table-cell>
          <table:table-cell table:style-name="Misc.B2" office:value-type="string">
            <text:p text:style-name="P2">NORMAL</text:p>
          </table:table-cell>
          <table:table-cell table:style-name="Misc.B2" office:value-type="string">
            <text:p text:style-name="P2"/>
          </table:table-cell>
          <table:table-cell table:style-name="Misc.G2" office:value-type="string">
            <text:p text:style-name="P2"/>
          </table:table-cell>
        </table:table-row>
        <table:table-row>
          <table:table-cell table:style-name="Misc.A2" office:value-type="string">
            <text:p text:style-name="P1"/>
          </table:table-cell>
          <table:table-cell table:style-name="Misc.B17" office:value-type="string">
            <text:p text:style-name="P2"/>
          </table:table-cell>
          <table:table-cell table:style-name="Misc.B17" office:value-type="string">
            <text:p text:style-name="P2"/>
          </table:table-cell>
          <table:table-cell table:style-name="Misc.B17" office:value-type="string">
            <text:p text:style-name="P2"/>
          </table:table-cell>
          <table:table-cell table:style-name="Misc.B17" office:value-type="string">
            <text:p text:style-name="P2"/>
          </table:table-cell>
          <table:table-cell table:style-name="Misc.B17" office:value-type="string">
            <text:p text:style-name="P2"/>
          </table:table-cell>
          <table:table-cell table:style-name="Misc.G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hul Gupta</meta:initial-creator>
    <meta:creation-date>2013-01-30T01:25:57</meta:creation-date>
    <dc:date>2013-02-01T02:42:18</dc:date>
    <dc:creator>Rahul Gupta</dc:creator>
    <meta:editing-duration>PT41H02M29S</meta:editing-duration>
    <meta:editing-cycles>6</meta:editing-cycles>
    <meta:generator>OpenOffice.org/3.2$Linux OpenOffice.org_project/320m12$Build-9483</meta:generator>
    <meta:document-statistic meta:table-count="1" meta:image-count="0" meta:object-count="0" meta:page-count="4" meta:paragraph-count="88" meta:word-count="342" meta:character-count="3249"/>
  </office:meta>
</office:document-meta>
</file>